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>
      <style:paragraph-properties fo:margin-top="0.1665in" fo:margin-bottom="0.1665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Heading_20_1" style:list-style-name="WWNum2"/>
    <style:style style:name="P1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non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aczyuw2yex2w"/><text:span text:style-name="T1">Sistemas Informáticos</text:span><text:span text:style-name="T2"><text:line-break/></text:span><text:span text:style-name="T3">Unidad 09. Actividades no evaluables 01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Noviembre 2025</text:span></text:p>
      <text:p text:style-name="P5"/>
      <text:p text:style-name="P4"><text:span text:style-name="T6">Unidad 09. Actividades no evaluables 01</text:span></text:p>
      <text:list xml:id="list3778827012" text:style-name="WWNum2">
        <text:list-item>
          <text:p text:style-name="P17"><text:bookmark text:name="_hnqspirfq5lr"/>Ejercicio 01</text:p>
        </text:list-item>
      </text:list>
      <text:p text:style-name="Standard">Investiga qué tipo de “cintas” se utilizan en las empresas para almacenar copias de seguridad.</text:p>
      <text:list xml:id="list2651994203" text:style-name="WWNum1">
        <text:list-item>
          <text:p text:style-name="P6">¿Puedes explicar con tus propias palabras cómo funcionan?</text:p>
        </text:list-item>
        <text:list-item>
          <text:p text:style-name="P7">¿Cuáles son las principales características de estos dispositivos?</text:p>
        </text:list-item>
        <text:list-item>
          <text:p text:style-name="P7">¿Podrían utilizarse para almacenar copias de seguridad?</text:p>
        </text:list-item>
        <text:list-item>
          <text:p text:style-name="P9">Comparte tus respuestas en el foro.</text:p>
        </text:list-item>
      </text:list>
      <text:list xml:id="list3424368798681" text:continue-list="list3778827012" text:style-name="WWNum2">
        <text:list-item>
          <text:p text:style-name="P17"><text:bookmark text:name="_in02wtjprvwu"/>Ejercicio 02</text:p>
        </text:list-item>
      </text:list>
      <text:p text:style-name="P11">Investiga qué es un dispositivo <text:span text:style-name="T10">NAS</text:span> (Network Attached Storage). Puedes encontrar información en lugares como:<text:a xlink:type="simple" xlink:href="https://es.wikipedia.org/wiki/Almacenamiento_conectado_en_red" text:style-name="ListLabel_20_19" text:visited-style-name="ListLabel_20_19"> </text:a><text:a xlink:type="simple" xlink:href="https://es.wikipedia.org/wiki/Almacenamiento_conectado_en_red" text:style-name="ListLabel_20_20" text:visited-style-name="ListLabel_20_20"><text:span text:style-name="T11">https://es.wikipedia.org/wiki/Almacenamiento_conectado_en_red</text:span></text:a></text:p>
      <text:list xml:id="list1105046232" text:style-name="WWNum3">
        <text:list-item>
          <text:p text:style-name="P10">¿Puedes explicar con tus propias palabras cómo funciona?</text:p>
        </text:list-item>
        <text:list-item>
          <text:p text:style-name="P8">¿Cuáles son las características principales de estos dispositivos?</text:p>
        </text:list-item>
        <text:list-item>
          <text:p text:style-name="P8">¿Suelen ser compatibles con sistemas RAID?</text:p>
        </text:list-item>
        <text:list-item>
          <text:p text:style-name="P8">¿Se podrían utilizar para almacenar copias de seguridad?</text:p>
        </text:list-item>
        <text:list-item>
          <text:p text:style-name="P8">Comparte tus respuestas en el foro.</text:p>
        </text:list-item>
      </text:list>
      <text:list xml:id="list3424024281160" text:continue-list="list3424368798681" text:style-name="WWNum2">
        <text:list-item>
          <text:p text:style-name="P17"><text:bookmark text:name="_z3kggxi53y28"/>Ejercicio 03</text:p>
        </text:list-item>
      </text:list>
      <text:p text:style-name="P11">Busca ejemplos de <text:span text:style-name="T10">plantillas de políticas de copias de seguridad</text:span> (por ejemplo, en<text:a xlink:type="simple" xlink:href="https://preteshbiswas.com/2020/01/30/backup-policy/" text:style-name="ListLabel_20_19" text:visited-style-name="ListLabel_20_19"> </text:a><text:a xlink:type="simple" xlink:href="https://preteshbiswas.com/2020/01/30/backup-policy/" text:style-name="ListLabel_20_20" text:visited-style-name="ListLabel_20_20"><text:span text:style-name="T11">https://preteshbiswas.com/2020/01/30/backup-policy/</text:span></text:a>).<text:line-break/> Utilizándolas como referencia, intenta redactar una <text:span text:style-name="T10">política de copias de seguridad</text:span> para un negocio ficticio.<text:line-break/> Compártela en el foro y comenta sus ventajas y desventajas.</text:p>
      <text:p text:style-name="Standard"/>
      <text:list xml:id="list3424670082635" text:continue-numbering="true" text:style-name="WWNum2">
        <text:list-item>
          <text:p text:style-name="P17"><text:bookmark text:name="_1szm6wc6au3l"/>Ejercicio 04</text:p>
        </text:list-item>
      </text:list>
      <text:p text:style-name="P11">Realiza un <text:span text:style-name="T10">resumen</text:span> y un <text:span text:style-name="T10">esquema</text:span> de los diferentes tipos de RAID para ayudarte a estudiar para el exame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9. Backups</text:span></text:p>
      </style:header>
      <style:footer>
        <text:p text:style-name="MP4"><text:span text:style-name="MT1">CFGS DAM/DAW<text:tab/><text:tab/>Unidad 09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4" meta:word-count="209" meta:character-count="1446" meta:non-whitespace-character-count="1269"/>
    <meta:generator>LibreOfficeDev/6.0.5.2$Linux_X86_64 LibreOffice_project/</meta:generator>
  </office:meta>
</office:document-meta>
</file>